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1e6a39"/>
      <style:text-properties fo:color="#ffffff"/>
    </style:style>
    <style:style style:name="ce1" style:family="table-cell" style:parent-style-name="Default">
      <style:map style:condition="cell-content()=[$next_layer_filter_prop.$B$34]" style:apply-style-name="Bad" style:base-cell-address="next_layer_filter_prop.B2"/>
      <style:map style:condition="cell-content()=[$next_layer_filter_prop.$B$36]" style:apply-style-name="Good" style:base-cell-address="next_layer_filter_prop.B2"/>
    </style:style>
    <style:style style:name="ce6" style:family="table-cell" style:parent-style-name="Default">
      <style:table-cell-properties fo:background-color="#1e6a39"/>
      <style:text-properties fo:color="#ffffff"/>
      <style:map style:condition="cell-content()=[$next_layer_filter_prop.$B$34]" style:apply-style-name="Bad" style:base-cell-address="next_layer_filter_prop.B2"/>
      <style:map style:condition="cell-content()=[$next_layer_filter_prop.$B$36]" style:apply-style-name="Good" style:base-cell-address="next_layer_filter_prop.B2"/>
    </style:style>
    <style:style style:name="ce2" style:family="table-cell" style:parent-style-name="Default">
      <style:map style:condition="cell-content()=[$next_layer_filter_prop.$D$34]" style:apply-style-name="Good" style:base-cell-address="next_layer_filter_prop.D2"/>
      <style:map style:condition="cell-content()=$next_layer_filter_prop.$c$36$next_layer_filter_prop.$c$36" style:apply-style-name="Bad" style:base-cell-address="next_layer_filter_prop.D2"/>
    </style:style>
    <style:style style:name="ce8" style:family="table-cell" style:parent-style-name="Default">
      <style:table-cell-properties fo:background-color="#1e6a39"/>
      <style:text-properties fo:color="#ffffff"/>
      <style:map style:condition="cell-content()=[$next_layer_filter_prop.$D$34]" style:apply-style-name="Good" style:base-cell-address="next_layer_filter_prop.D2"/>
      <style:map style:condition="cell-content()=$next_layer_filter_prop.$c$36$next_layer_filter_prop.$c$36" style:apply-style-name="Bad" style:base-cell-address="next_layer_filter_prop.D2"/>
    </style:style>
    <style:style style:name="ce13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=[$next_layer_filter_prop.$F$34]" style:apply-style-name="Bad" style:base-cell-address="next_layer_filter_prop.F2"/>
      <style:map style:condition="cell-content()=[$next_layer_filter_prop.$F$36]" style:apply-style-name="Good" style:base-cell-address="next_layer_filter_prop.F2"/>
    </style:style>
    <style:style style:name="ce10" style:family="table-cell" style:parent-style-name="Default">
      <style:table-cell-properties fo:background-color="#1e6a39"/>
      <style:text-properties fo:color="#ffffff"/>
      <style:map style:condition="cell-content()=[$next_layer_filter_prop.$F$34]" style:apply-style-name="Bad" style:base-cell-address="next_layer_filter_prop.F2"/>
      <style:map style:condition="cell-content()=[$next_layer_filter_prop.$F$36]" style:apply-style-name="Good" style:base-cell-address="next_layer_filter_prop.F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xt_layer_filter_pro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ext_layer_filter_prop</text:p>
          </table:table-cell>
          <table:table-cell office:value-type="string" calcext:value-type="string">
            <text:p>tx_erro</text:p>
          </table:table-cell>
          <table:table-cell office:value-type="string" calcext:value-type="string">
            <text:p>norm_tx_erro</text:p>
          </table:table-cell>
          <table:table-cell office:value-type="string" calcext:value-type="string">
            <text:p>tx_accu</text:p>
          </table:table-cell>
          <table:table-cell office:value-type="string" calcext:value-type="string">
            <text:p>norm_tx_accu</text:p>
          </table:table-cell>
          <table:table-cell office:value-type="string" calcext:value-type="string">
            <text:p>predic</text:p>
          </table:table-cell>
          <table:table-cell office:value-type="string" calcext:value-type="string">
            <text:p>norm_predi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0.0516" calcext:value-type="float">
            <text:p>0,0516</text:p>
          </table:table-cell>
          <table:table-cell table:style-name="ce1" table:formula="of:=[.B2]/[.B$34]" office:value-type="float" office:value="0.698240866035183" calcext:value-type="float">
            <text:p>0,698240866035183</text:p>
          </table:table-cell>
          <table:table-cell table:style-name="ce2" office:value-type="float" office:value="0.9842" calcext:value-type="float">
            <text:p>0,9842</text:p>
          </table:table-cell>
          <table:table-cell table:style-name="ce1" table:formula="of:=[.D2]/[.D$34]" office:value-type="float" office:value="0.997264160502584" calcext:value-type="float">
            <text:p>0,997264160502584</text:p>
          </table:table-cell>
          <table:table-cell table:style-name="ce3" office:value-type="float" office:value="158" calcext:value-type="float">
            <text:p>158</text:p>
          </table:table-cell>
          <table:table-cell table:style-name="ce1" table:formula="of:=[.F2]/[.F$34]" office:value-type="float" office:value="0.675213675213675" calcext:value-type="float">
            <text:p>0,675213675213675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table:style-name="ce1" office:value-type="float" office:value="0.057" calcext:value-type="float">
            <text:p>0,057</text:p>
          </table:table-cell>
          <table:table-cell table:style-name="ce1" table:formula="of:=[.B3]/[.B$34]" office:value-type="float" office:value="0.771312584573748" calcext:value-type="float">
            <text:p>0,771312584573748</text:p>
          </table:table-cell>
          <table:table-cell table:style-name="ce2" office:value-type="float" office:value="0.982" calcext:value-type="float">
            <text:p>0,982</text:p>
          </table:table-cell>
          <table:table-cell table:style-name="ce1" table:formula="of:=[.D3]/[.D$34]" office:value-type="float" office:value="0.995034957949134" calcext:value-type="float">
            <text:p>0,995034957949134</text:p>
          </table:table-cell>
          <table:table-cell table:style-name="ce3" office:value-type="float" office:value="180" calcext:value-type="float">
            <text:p>180</text:p>
          </table:table-cell>
          <table:table-cell table:style-name="ce1" table:formula="of:=[.F3]/[.F$34]" office:value-type="float" office:value="0.769230769230769" calcext:value-type="float">
            <text:p>0,769230769230769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table:style-name="ce1" office:value-type="float" office:value="0.0543" calcext:value-type="float">
            <text:p>0,0543</text:p>
          </table:table-cell>
          <table:table-cell table:style-name="ce1" table:formula="of:=[.B4]/[.B$34]" office:value-type="float" office:value="0.734776725304466" calcext:value-type="float">
            <text:p>0,734776725304466</text:p>
          </table:table-cell>
          <table:table-cell table:style-name="ce2" office:value-type="float" office:value="0.9843" calcext:value-type="float">
            <text:p>0,9843</text:p>
          </table:table-cell>
          <table:table-cell table:style-name="ce1" table:formula="of:=[.D4]/[.D$34]" office:value-type="float" office:value="0.997365487891377" calcext:value-type="float">
            <text:p>0,997365487891377</text:p>
          </table:table-cell>
          <table:table-cell table:style-name="ce3" office:value-type="float" office:value="157" calcext:value-type="float">
            <text:p>157</text:p>
          </table:table-cell>
          <table:table-cell table:style-name="ce1" table:formula="of:=[.F4]/[.F$34]" office:value-type="float" office:value="0.670940170940171" calcext:value-type="float">
            <text:p>0,670940170940171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style-name="ce1" office:value-type="float" office:value="0.0629" calcext:value-type="float">
            <text:p>0,0629</text:p>
          </table:table-cell>
          <table:table-cell table:style-name="ce1" table:formula="of:=[.B5]/[.B$34]" office:value-type="float" office:value="0.851150202976996" calcext:value-type="float">
            <text:p>0,851150202976996</text:p>
          </table:table-cell>
          <table:table-cell table:style-name="ce2" office:value-type="float" office:value="0.9819" calcext:value-type="float">
            <text:p>0,9819</text:p>
          </table:table-cell>
          <table:table-cell table:style-name="ce1" table:formula="of:=[.D5]/[.D$34]" office:value-type="float" office:value="0.99493363056034" calcext:value-type="float">
            <text:p>0,99493363056034</text:p>
          </table:table-cell>
          <table:table-cell table:style-name="ce3" office:value-type="float" office:value="181" calcext:value-type="float">
            <text:p>181</text:p>
          </table:table-cell>
          <table:table-cell table:style-name="ce1" table:formula="of:=[.F5]/[.F$34]" office:value-type="float" office:value="0.773504273504274" calcext:value-type="float">
            <text:p>0,773504273504274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style-name="ce1" office:value-type="float" office:value="0.0473" calcext:value-type="float">
            <text:p>0,0473</text:p>
          </table:table-cell>
          <table:table-cell table:style-name="ce1" table:formula="of:=[.B6]/[.B$34]" office:value-type="float" office:value="0.640054127198917" calcext:value-type="float">
            <text:p>0,640054127198917</text:p>
          </table:table-cell>
          <table:table-cell table:style-name="ce2" office:value-type="float" office:value="0.9835" calcext:value-type="float">
            <text:p>0,9835</text:p>
          </table:table-cell>
          <table:table-cell table:style-name="ce1" table:formula="of:=[.D6]/[.D$34]" office:value-type="float" office:value="0.996554868781031" calcext:value-type="float">
            <text:p>0,996554868781031</text:p>
          </table:table-cell>
          <table:table-cell table:style-name="ce3" office:value-type="float" office:value="165" calcext:value-type="float">
            <text:p>165</text:p>
          </table:table-cell>
          <table:table-cell table:style-name="ce1" table:formula="of:=[.F6]/[.F$34]" office:value-type="float" office:value="0.705128205128205" calcext:value-type="float">
            <text:p>0,70512820512820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style-name="ce1" office:value-type="float" office:value="0.0529" calcext:value-type="float">
            <text:p>0,0529</text:p>
          </table:table-cell>
          <table:table-cell table:style-name="ce1" table:formula="of:=[.B7]/[.B$34]" office:value-type="float" office:value="0.715832205683356" calcext:value-type="float">
            <text:p>0,715832205683356</text:p>
          </table:table-cell>
          <table:table-cell table:style-name="ce2" office:value-type="float" office:value="0.9828" calcext:value-type="float">
            <text:p>0,9828</text:p>
          </table:table-cell>
          <table:table-cell table:style-name="ce1" table:formula="of:=[.D7]/[.D$34]" office:value-type="float" office:value="0.995845577059479" calcext:value-type="float">
            <text:p>0,995845577059479</text:p>
          </table:table-cell>
          <table:table-cell table:style-name="ce3" office:value-type="float" office:value="172" calcext:value-type="float">
            <text:p>172</text:p>
          </table:table-cell>
          <table:table-cell table:style-name="ce1" table:formula="of:=[.F7]/[.F$34]" office:value-type="float" office:value="0.735042735042735" calcext:value-type="float">
            <text:p>0,735042735042735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table:style-name="ce1" office:value-type="float" office:value="0.0543" calcext:value-type="float">
            <text:p>0,0543</text:p>
          </table:table-cell>
          <table:table-cell table:style-name="ce1" table:formula="of:=[.B8]/[.B$34]" office:value-type="float" office:value="0.734776725304466" calcext:value-type="float">
            <text:p>0,734776725304466</text:p>
          </table:table-cell>
          <table:table-cell table:style-name="ce2" office:value-type="float" office:value="0.9827" calcext:value-type="float">
            <text:p>0,9827</text:p>
          </table:table-cell>
          <table:table-cell table:style-name="ce1" table:formula="of:=[.D8]/[.D$34]" office:value-type="float" office:value="0.995744249670686" calcext:value-type="float">
            <text:p>0,995744249670686</text:p>
          </table:table-cell>
          <table:table-cell table:style-name="ce3" office:value-type="float" office:value="173" calcext:value-type="float">
            <text:p>173</text:p>
          </table:table-cell>
          <table:table-cell table:style-name="ce1" table:formula="of:=[.F8]/[.F$34]" office:value-type="float" office:value="0.739316239316239" calcext:value-type="float">
            <text:p>0,739316239316239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style-name="ce1" office:value-type="float" office:value="0.0605" calcext:value-type="float">
            <text:p>0,0605</text:p>
          </table:table-cell>
          <table:table-cell table:style-name="ce1" table:formula="of:=[.B9]/[.B$34]" office:value-type="float" office:value="0.818673883626522" calcext:value-type="float">
            <text:p>0,818673883626522</text:p>
          </table:table-cell>
          <table:table-cell table:style-name="ce2" office:value-type="float" office:value="0.9818" calcext:value-type="float">
            <text:p>0,9818</text:p>
          </table:table-cell>
          <table:table-cell table:style-name="ce1" table:formula="of:=[.D9]/[.D$34]" office:value-type="float" office:value="0.994832303171547" calcext:value-type="float">
            <text:p>0,994832303171547</text:p>
          </table:table-cell>
          <table:table-cell table:style-name="ce3" office:value-type="float" office:value="182" calcext:value-type="float">
            <text:p>182</text:p>
          </table:table-cell>
          <table:table-cell table:style-name="ce1" table:formula="of:=[.F9]/[.F$34]" office:value-type="float" office:value="0.777777777777778" calcext:value-type="float">
            <text:p>0,777777777777778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style-name="ce1" office:value-type="float" office:value="0.0559" calcext:value-type="float">
            <text:p>0,0559</text:p>
          </table:table-cell>
          <table:table-cell table:style-name="ce1" table:formula="of:=[.B10]/[.B$34]" office:value-type="float" office:value="0.756427604871448" calcext:value-type="float">
            <text:p>0,756427604871448</text:p>
          </table:table-cell>
          <table:table-cell table:style-name="ce2" office:value-type="float" office:value="0.9823" calcext:value-type="float">
            <text:p>0,9823</text:p>
          </table:table-cell>
          <table:table-cell table:style-name="ce1" table:formula="of:=[.D10]/[.D$34]" office:value-type="float" office:value="0.995338940115513" calcext:value-type="float">
            <text:p>0,995338940115513</text:p>
          </table:table-cell>
          <table:table-cell table:style-name="ce3" office:value-type="float" office:value="177" calcext:value-type="float">
            <text:p>177</text:p>
          </table:table-cell>
          <table:table-cell table:style-name="ce1" table:formula="of:=[.F10]/[.F$34]" office:value-type="float" office:value="0.756410256410256" calcext:value-type="float">
            <text:p>0,756410256410256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table:style-name="ce1" office:value-type="float" office:value="0.0451" calcext:value-type="float">
            <text:p>0,0451</text:p>
          </table:table-cell>
          <table:table-cell table:style-name="ce1" table:formula="of:=[.B11]/[.B$34]" office:value-type="float" office:value="0.610284167794317" calcext:value-type="float">
            <text:p>0,610284167794317</text:p>
          </table:table-cell>
          <table:table-cell table:style-name="ce2" office:value-type="float" office:value="0.985" calcext:value-type="float">
            <text:p>0,985</text:p>
          </table:table-cell>
          <table:table-cell table:style-name="ce1" table:formula="of:=[.D11]/[.D$34]" office:value-type="float" office:value="0.998074779612929" calcext:value-type="float">
            <text:p>0,998074779612929</text:p>
          </table:table-cell>
          <table:table-cell table:style-name="ce3" office:value-type="float" office:value="150" calcext:value-type="float">
            <text:p>150</text:p>
          </table:table-cell>
          <table:table-cell table:style-name="ce1" table:formula="of:=[.F11]/[.F$34]" office:value-type="float" office:value="0.641025641025641" calcext:value-type="float">
            <text:p>0,6410256410256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0.0585" calcext:value-type="float">
            <text:p>0,0585</text:p>
          </table:table-cell>
          <table:table-cell table:style-name="ce1" table:formula="of:=[.B12]/[.B$34]" office:value-type="float" office:value="0.791610284167794" calcext:value-type="float">
            <text:p>0,791610284167794</text:p>
          </table:table-cell>
          <table:table-cell table:style-name="ce2" office:value-type="float" office:value="0.9827" calcext:value-type="float">
            <text:p>0,9827</text:p>
          </table:table-cell>
          <table:table-cell table:style-name="ce1" table:formula="of:=[.D12]/[.D$34]" office:value-type="float" office:value="0.995744249670686" calcext:value-type="float">
            <text:p>0,995744249670686</text:p>
          </table:table-cell>
          <table:table-cell table:style-name="ce3" office:value-type="float" office:value="173" calcext:value-type="float">
            <text:p>173</text:p>
          </table:table-cell>
          <table:table-cell table:style-name="ce1" table:formula="of:=[.F12]/[.F$34]" office:value-type="float" office:value="0.739316239316239" calcext:value-type="float">
            <text:p>0,739316239316239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style-name="ce1" office:value-type="float" office:value="0.0563" calcext:value-type="float">
            <text:p>0,0563</text:p>
          </table:table-cell>
          <table:table-cell table:style-name="ce1" table:formula="of:=[.B13]/[.B$34]" office:value-type="float" office:value="0.761840324763194" calcext:value-type="float">
            <text:p>0,761840324763194</text:p>
          </table:table-cell>
          <table:table-cell table:style-name="ce2" office:value-type="float" office:value="0.9832" calcext:value-type="float">
            <text:p>0,9832</text:p>
          </table:table-cell>
          <table:table-cell table:style-name="ce1" table:formula="of:=[.D13]/[.D$34]" office:value-type="float" office:value="0.996250886614652" calcext:value-type="float">
            <text:p>0,996250886614652</text:p>
          </table:table-cell>
          <table:table-cell table:style-name="ce3" office:value-type="float" office:value="168" calcext:value-type="float">
            <text:p>168</text:p>
          </table:table-cell>
          <table:table-cell table:style-name="ce1" table:formula="of:=[.F13]/[.F$34]" office:value-type="float" office:value="0.717948717948718" calcext:value-type="float">
            <text:p>0,717948717948718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table:style-name="ce1" office:value-type="float" office:value="0.0491" calcext:value-type="float">
            <text:p>0,0491</text:p>
          </table:table-cell>
          <table:table-cell table:style-name="ce1" table:formula="of:=[.B14]/[.B$34]" office:value-type="float" office:value="0.664411366711773" calcext:value-type="float">
            <text:p>0,664411366711773</text:p>
          </table:table-cell>
          <table:table-cell table:style-name="ce2" office:value-type="float" office:value="0.986" calcext:value-type="float">
            <text:p>0,986</text:p>
          </table:table-cell>
          <table:table-cell table:style-name="ce1" table:formula="of:=[.D14]/[.D$34]" office:value-type="float" office:value="0.999088053500861" calcext:value-type="float">
            <text:p>0,999088053500861</text:p>
          </table:table-cell>
          <table:table-cell table:style-name="ce3" office:value-type="float" office:value="140" calcext:value-type="float">
            <text:p>140</text:p>
          </table:table-cell>
          <table:table-cell table:style-name="ce1" table:formula="of:=[.F14]/[.F$34]" office:value-type="float" office:value="0.598290598290598" calcext:value-type="float">
            <text:p>0,598290598290598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style-name="ce1" office:value-type="float" office:value="0.0681" calcext:value-type="float">
            <text:p>0,0681</text:p>
          </table:table-cell>
          <table:table-cell table:style-name="ce1" table:formula="of:=[.B15]/[.B$34]" office:value-type="float" office:value="0.921515561569689" calcext:value-type="float">
            <text:p>0,921515561569689</text:p>
          </table:table-cell>
          <table:table-cell table:style-name="ce2" office:value-type="float" office:value="0.9806" calcext:value-type="float">
            <text:p>0,9806</text:p>
          </table:table-cell>
          <table:table-cell table:style-name="ce1" table:formula="of:=[.D15]/[.D$34]" office:value-type="float" office:value="0.993616374506029" calcext:value-type="float">
            <text:p>0,993616374506029</text:p>
          </table:table-cell>
          <table:table-cell table:style-name="ce3" office:value-type="float" office:value="194" calcext:value-type="float">
            <text:p>194</text:p>
          </table:table-cell>
          <table:table-cell table:style-name="ce1" table:formula="of:=[.F15]/[.F$34]" office:value-type="float" office:value="0.829059829059829" calcext:value-type="float">
            <text:p>0,829059829059829</text:p>
          </table:table-cell>
        </table:table-row>
        <table:table-row table:style-name="ro2">
          <table:table-cell table:style-name="ce4" office:value-type="float" office:value="2.4" calcext:value-type="float">
            <text:p>2,4</text:p>
          </table:table-cell>
          <table:table-cell table:style-name="ce6" office:value-type="float" office:value="0.0396" calcext:value-type="float">
            <text:p>0,0396</text:p>
          </table:table-cell>
          <table:table-cell table:style-name="ce1" table:formula="of:=[.B16]/[.B$34]" office:value-type="float" office:value="0.535859269282815" calcext:value-type="float">
            <text:p>0,535859269282815</text:p>
          </table:table-cell>
          <table:table-cell table:style-name="ce8" office:value-type="float" office:value="0.9869" calcext:value-type="float">
            <text:p>0,9869</text:p>
          </table:table-cell>
          <table:table-cell table:style-name="ce1" table:formula="of:=[.D16]/[.D$34]" office:value-type="float" office:value="1" calcext:value-type="float">
            <text:p>1</text:p>
          </table:table-cell>
          <table:table-cell table:style-name="ce10" office:value-type="float" office:value="131" calcext:value-type="float">
            <text:p>131</text:p>
          </table:table-cell>
          <table:table-cell table:style-name="ce1" table:formula="of:=[.F16]/[.F$34]" office:value-type="float" office:value="0.55982905982906" calcext:value-type="float">
            <text:p>0,55982905982906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style-name="ce1" office:value-type="float" office:value="0.069" calcext:value-type="float">
            <text:p>0,069</text:p>
          </table:table-cell>
          <table:table-cell table:style-name="ce1" table:formula="of:=[.B17]/[.B$34]" office:value-type="float" office:value="0.933694181326116" calcext:value-type="float">
            <text:p>0,933694181326116</text:p>
          </table:table-cell>
          <table:table-cell table:style-name="ce2" office:value-type="float" office:value="0.9806" calcext:value-type="float">
            <text:p>0,9806</text:p>
          </table:table-cell>
          <table:table-cell table:style-name="ce1" table:formula="of:=[.D17]/[.D$34]" office:value-type="float" office:value="0.993616374506029" calcext:value-type="float">
            <text:p>0,993616374506029</text:p>
          </table:table-cell>
          <table:table-cell table:style-name="ce3" office:value-type="float" office:value="194" calcext:value-type="float">
            <text:p>194</text:p>
          </table:table-cell>
          <table:table-cell table:style-name="ce1" table:formula="of:=[.F17]/[.F$34]" office:value-type="float" office:value="0.829059829059829" calcext:value-type="float">
            <text:p>0,829059829059829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table:style-name="ce1" office:value-type="float" office:value="0.0545" calcext:value-type="float">
            <text:p>0,0545</text:p>
          </table:table-cell>
          <table:table-cell table:style-name="ce1" table:formula="of:=[.B18]/[.B$34]" office:value-type="float" office:value="0.737483085250338" calcext:value-type="float">
            <text:p>0,737483085250338</text:p>
          </table:table-cell>
          <table:table-cell table:style-name="ce2" office:value-type="float" office:value="0.9855" calcext:value-type="float">
            <text:p>0,9855</text:p>
          </table:table-cell>
          <table:table-cell table:style-name="ce1" table:formula="of:=[.D18]/[.D$34]" office:value-type="float" office:value="0.998581416556895" calcext:value-type="float">
            <text:p>0,998581416556895</text:p>
          </table:table-cell>
          <table:table-cell table:style-name="ce3" office:value-type="float" office:value="145" calcext:value-type="float">
            <text:p>145</text:p>
          </table:table-cell>
          <table:table-cell table:style-name="ce1" table:formula="of:=[.F18]/[.F$34]" office:value-type="float" office:value="0.61965811965812" calcext:value-type="float">
            <text:p>0,61965811965812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style-name="ce1" office:value-type="float" office:value="0.051" calcext:value-type="float">
            <text:p>0,051</text:p>
          </table:table-cell>
          <table:table-cell table:style-name="ce1" table:formula="of:=[.B19]/[.B$34]" office:value-type="float" office:value="0.690121786197564" calcext:value-type="float">
            <text:p>0,690121786197564</text:p>
          </table:table-cell>
          <table:table-cell table:style-name="ce2" office:value-type="float" office:value="0.9847" calcext:value-type="float">
            <text:p>0,9847</text:p>
          </table:table-cell>
          <table:table-cell table:style-name="ce1" table:formula="of:=[.D19]/[.D$34]" office:value-type="float" office:value="0.99777079744655" calcext:value-type="float">
            <text:p>0,99777079744655</text:p>
          </table:table-cell>
          <table:table-cell table:style-name="ce3" office:value-type="float" office:value="153" calcext:value-type="float">
            <text:p>153</text:p>
          </table:table-cell>
          <table:table-cell table:style-name="ce1" table:formula="of:=[.F19]/[.F$34]" office:value-type="float" office:value="0.653846153846154" calcext:value-type="float">
            <text:p>0,653846153846154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style-name="ce1" office:value-type="float" office:value="0.0554" calcext:value-type="float">
            <text:p>0,0554</text:p>
          </table:table-cell>
          <table:table-cell table:style-name="ce1" table:formula="of:=[.B20]/[.B$34]" office:value-type="float" office:value="0.749661705006766" calcext:value-type="float">
            <text:p>0,749661705006766</text:p>
          </table:table-cell>
          <table:table-cell table:style-name="ce2" office:value-type="float" office:value="0.9846" calcext:value-type="float">
            <text:p>0,9846</text:p>
          </table:table-cell>
          <table:table-cell table:style-name="ce1" table:formula="of:=[.D20]/[.D$34]" office:value-type="float" office:value="0.997669470057757" calcext:value-type="float">
            <text:p>0,997669470057757</text:p>
          </table:table-cell>
          <table:table-cell table:style-name="ce3" office:value-type="float" office:value="154" calcext:value-type="float">
            <text:p>154</text:p>
          </table:table-cell>
          <table:table-cell table:style-name="ce1" table:formula="of:=[.F20]/[.F$34]" office:value-type="float" office:value="0.658119658119658" calcext:value-type="float">
            <text:p>0,658119658119658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style-name="ce1" office:value-type="float" office:value="0.0739" calcext:value-type="float">
            <text:p>0,0739</text:p>
          </table:table-cell>
          <table:table-cell table:style-name="ce1" table:formula="of:=[.B21]/[.B$34]" office:value-type="float" office:value="1" calcext:value-type="float">
            <text:p>1</text:p>
          </table:table-cell>
          <table:table-cell table:style-name="ce2" office:value-type="float" office:value="0.9766" calcext:value-type="float">
            <text:p>0,9766</text:p>
          </table:table-cell>
          <table:table-cell table:style-name="ce1" table:formula="of:=[.D21]/[.D$34]" office:value-type="float" office:value="0.989563278954301" calcext:value-type="float">
            <text:p>0,989563278954301</text:p>
          </table:table-cell>
          <table:table-cell table:style-name="ce3" office:value-type="float" office:value="234" calcext:value-type="float">
            <text:p>234</text:p>
          </table:table-cell>
          <table:table-cell table:style-name="ce1" table:formula="of:=[.F21]/[.F$3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0.0568" calcext:value-type="float">
            <text:p>0,0568</text:p>
          </table:table-cell>
          <table:table-cell table:style-name="ce1" table:formula="of:=[.B22]/[.B$34]" office:value-type="float" office:value="0.768606224627875" calcext:value-type="float">
            <text:p>0,768606224627875</text:p>
          </table:table-cell>
          <table:table-cell table:style-name="ce2" office:value-type="float" office:value="0.9829" calcext:value-type="float">
            <text:p>0,9829</text:p>
          </table:table-cell>
          <table:table-cell table:style-name="ce1" table:formula="of:=[.D22]/[.D$34]" office:value-type="float" office:value="0.995946904448272" calcext:value-type="float">
            <text:p>0,995946904448272</text:p>
          </table:table-cell>
          <table:table-cell table:style-name="ce3" office:value-type="float" office:value="171" calcext:value-type="float">
            <text:p>171</text:p>
          </table:table-cell>
          <table:table-cell table:style-name="ce1" table:formula="of:=[.F22]/[.F$34]" office:value-type="float" office:value="0.730769230769231" calcext:value-type="float">
            <text:p>0,730769230769231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style-name="ce1" office:value-type="float" office:value="0.0494" calcext:value-type="float">
            <text:p>0,0494</text:p>
          </table:table-cell>
          <table:table-cell table:style-name="ce1" table:formula="of:=[.B23]/[.B$34]" office:value-type="float" office:value="0.668470906630582" calcext:value-type="float">
            <text:p>0,668470906630582</text:p>
          </table:table-cell>
          <table:table-cell table:style-name="ce2" office:value-type="float" office:value="0.9861" calcext:value-type="float">
            <text:p>0,9861</text:p>
          </table:table-cell>
          <table:table-cell table:style-name="ce1" table:formula="of:=[.D23]/[.D$34]" office:value-type="float" office:value="0.999189380889655" calcext:value-type="float">
            <text:p>0,999189380889655</text:p>
          </table:table-cell>
          <table:table-cell table:style-name="ce3" office:value-type="float" office:value="139" calcext:value-type="float">
            <text:p>139</text:p>
          </table:table-cell>
          <table:table-cell table:style-name="ce1" table:formula="of:=[.F23]/[.F$34]" office:value-type="float" office:value="0.594017094017094" calcext:value-type="float">
            <text:p>0,594017094017094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style-name="ce1" office:value-type="float" office:value="0.0435" calcext:value-type="float">
            <text:p>0,0435</text:p>
          </table:table-cell>
          <table:table-cell table:style-name="ce1" table:formula="of:=[.B24]/[.B$34]" office:value-type="float" office:value="0.588633288227334" calcext:value-type="float">
            <text:p>0,588633288227334</text:p>
          </table:table-cell>
          <table:table-cell table:style-name="ce2" office:value-type="float" office:value="0.9865" calcext:value-type="float">
            <text:p>0,9865</text:p>
          </table:table-cell>
          <table:table-cell table:style-name="ce1" table:formula="of:=[.D24]/[.D$34]" office:value-type="float" office:value="0.999594690444827" calcext:value-type="float">
            <text:p>0,999594690444827</text:p>
          </table:table-cell>
          <table:table-cell table:style-name="ce3" office:value-type="float" office:value="135" calcext:value-type="float">
            <text:p>135</text:p>
          </table:table-cell>
          <table:table-cell table:style-name="ce1" table:formula="of:=[.F24]/[.F$34]" office:value-type="float" office:value="0.576923076923077" calcext:value-type="float">
            <text:p>0,576923076923077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style-name="ce1" office:value-type="float" office:value="0.051" calcext:value-type="float">
            <text:p>0,051</text:p>
          </table:table-cell>
          <table:table-cell table:style-name="ce1" table:formula="of:=[.B25]/[.B$34]" office:value-type="float" office:value="0.690121786197564" calcext:value-type="float">
            <text:p>0,690121786197564</text:p>
          </table:table-cell>
          <table:table-cell table:style-name="ce2" office:value-type="float" office:value="0.9845" calcext:value-type="float">
            <text:p>0,9845</text:p>
          </table:table-cell>
          <table:table-cell table:style-name="ce1" table:formula="of:=[.D25]/[.D$34]" office:value-type="float" office:value="0.997568142668963" calcext:value-type="float">
            <text:p>0,997568142668963</text:p>
          </table:table-cell>
          <table:table-cell table:style-name="ce3" office:value-type="float" office:value="155" calcext:value-type="float">
            <text:p>155</text:p>
          </table:table-cell>
          <table:table-cell table:style-name="ce1" table:formula="of:=[.F25]/[.F$34]" office:value-type="float" office:value="0.662393162393162" calcext:value-type="float">
            <text:p>0,662393162393162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style-name="ce1" office:value-type="float" office:value="0.0528" calcext:value-type="float">
            <text:p>0,0528</text:p>
          </table:table-cell>
          <table:table-cell table:style-name="ce1" table:formula="of:=[.B26]/[.B$34]" office:value-type="float" office:value="0.714479025710419" calcext:value-type="float">
            <text:p>0,714479025710419</text:p>
          </table:table-cell>
          <table:table-cell table:style-name="ce2" office:value-type="float" office:value="0.9831" calcext:value-type="float">
            <text:p>0,9831</text:p>
          </table:table-cell>
          <table:table-cell table:style-name="ce1" table:formula="of:=[.D26]/[.D$34]" office:value-type="float" office:value="0.996149559225859" calcext:value-type="float">
            <text:p>0,996149559225859</text:p>
          </table:table-cell>
          <table:table-cell table:style-name="ce3" office:value-type="float" office:value="169" calcext:value-type="float">
            <text:p>169</text:p>
          </table:table-cell>
          <table:table-cell table:style-name="ce1" table:formula="of:=[.F26]/[.F$34]" office:value-type="float" office:value="0.722222222222222" calcext:value-type="float">
            <text:p>0,722222222222222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style-name="ce1" office:value-type="float" office:value="0.0532" calcext:value-type="float">
            <text:p>0,0532</text:p>
          </table:table-cell>
          <table:table-cell table:style-name="ce1" table:formula="of:=[.B27]/[.B$34]" office:value-type="float" office:value="0.719891745602165" calcext:value-type="float">
            <text:p>0,719891745602165</text:p>
          </table:table-cell>
          <table:table-cell table:style-name="ce2" office:value-type="float" office:value="0.9841" calcext:value-type="float">
            <text:p>0,9841</text:p>
          </table:table-cell>
          <table:table-cell table:style-name="ce1" table:formula="of:=[.D27]/[.D$34]" office:value-type="float" office:value="0.997162833113791" calcext:value-type="float">
            <text:p>0,997162833113791</text:p>
          </table:table-cell>
          <table:table-cell table:style-name="ce3" office:value-type="float" office:value="159" calcext:value-type="float">
            <text:p>159</text:p>
          </table:table-cell>
          <table:table-cell table:style-name="ce1" table:formula="of:=[.F27]/[.F$34]" office:value-type="float" office:value="0.67948717948718" calcext:value-type="float">
            <text:p>0,67948717948718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style-name="ce1" office:value-type="float" office:value="0.049" calcext:value-type="float">
            <text:p>0,049</text:p>
          </table:table-cell>
          <table:table-cell table:style-name="ce1" table:formula="of:=[.B28]/[.B$34]" office:value-type="float" office:value="0.663058186738836" calcext:value-type="float">
            <text:p>0,663058186738836</text:p>
          </table:table-cell>
          <table:table-cell table:style-name="ce2" office:value-type="float" office:value="0.9844" calcext:value-type="float">
            <text:p>0,9844</text:p>
          </table:table-cell>
          <table:table-cell table:style-name="ce1" table:formula="of:=[.D28]/[.D$34]" office:value-type="float" office:value="0.99746681528017" calcext:value-type="float">
            <text:p>0,99746681528017</text:p>
          </table:table-cell>
          <table:table-cell table:style-name="ce3" office:value-type="float" office:value="156" calcext:value-type="float">
            <text:p>156</text:p>
          </table:table-cell>
          <table:table-cell table:style-name="ce1" table:formula="of:=[.F28]/[.F$34]" office:value-type="float" office:value="0.666666666666667" calcext:value-type="float">
            <text:p>0,666666666666667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style-name="ce1" office:value-type="float" office:value="0.0564" calcext:value-type="float">
            <text:p>0,0564</text:p>
          </table:table-cell>
          <table:table-cell table:style-name="ce1" table:formula="of:=[.B29]/[.B$34]" office:value-type="float" office:value="0.76319350473613" calcext:value-type="float">
            <text:p>0,76319350473613</text:p>
          </table:table-cell>
          <table:table-cell table:style-name="ce2" office:value-type="float" office:value="0.9838" calcext:value-type="float">
            <text:p>0,9838</text:p>
          </table:table-cell>
          <table:table-cell table:style-name="ce1" table:formula="of:=[.D29]/[.D$34]" office:value-type="float" office:value="0.996858850947411" calcext:value-type="float">
            <text:p>0,996858850947411</text:p>
          </table:table-cell>
          <table:table-cell table:style-name="ce3" office:value-type="float" office:value="162" calcext:value-type="float">
            <text:p>162</text:p>
          </table:table-cell>
          <table:table-cell table:style-name="ce1" table:formula="of:=[.F29]/[.F$34]" office:value-type="float" office:value="0.692307692307692" calcext:value-type="float">
            <text:p>0,692307692307692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table:style-name="ce1" office:value-type="float" office:value="0.0498" calcext:value-type="float">
            <text:p>0,0498</text:p>
          </table:table-cell>
          <table:table-cell table:style-name="ce1" table:formula="of:=[.B30]/[.B$34]" office:value-type="float" office:value="0.673883626522327" calcext:value-type="float">
            <text:p>0,673883626522327</text:p>
          </table:table-cell>
          <table:table-cell table:style-name="ce2" office:value-type="float" office:value="0.9844" calcext:value-type="float">
            <text:p>0,9844</text:p>
          </table:table-cell>
          <table:table-cell table:style-name="ce1" table:formula="of:=[.D30]/[.D$34]" office:value-type="float" office:value="0.99746681528017" calcext:value-type="float">
            <text:p>0,99746681528017</text:p>
          </table:table-cell>
          <table:table-cell table:style-name="ce3" office:value-type="float" office:value="156" calcext:value-type="float">
            <text:p>156</text:p>
          </table:table-cell>
          <table:table-cell table:style-name="ce1" table:formula="of:=[.F30]/[.F$34]" office:value-type="float" office:value="0.666666666666667" calcext:value-type="float">
            <text:p>0,666666666666667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table:style-name="ce1" office:value-type="float" office:value="0.0545" calcext:value-type="float">
            <text:p>0,0545</text:p>
          </table:table-cell>
          <table:table-cell table:style-name="ce1" table:formula="of:=[.B31]/[.B$34]" office:value-type="float" office:value="0.737483085250338" calcext:value-type="float">
            <text:p>0,737483085250338</text:p>
          </table:table-cell>
          <table:table-cell table:style-name="ce2" office:value-type="float" office:value="0.9832" calcext:value-type="float">
            <text:p>0,9832</text:p>
          </table:table-cell>
          <table:table-cell table:style-name="ce1" table:formula="of:=[.D31]/[.D$34]" office:value-type="float" office:value="0.996250886614652" calcext:value-type="float">
            <text:p>0,996250886614652</text:p>
          </table:table-cell>
          <table:table-cell table:style-name="ce3" office:value-type="float" office:value="168" calcext:value-type="float">
            <text:p>168</text:p>
          </table:table-cell>
          <table:table-cell table:style-name="ce1" table:formula="of:=[.F31]/[.F$34]" office:value-type="float" office:value="0.717948717948718" calcext:value-type="float">
            <text:p>0,7179487179487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0.0721" calcext:value-type="float">
            <text:p>0,0721</text:p>
          </table:table-cell>
          <table:table-cell table:style-name="ce1" table:formula="of:=[.B32]/[.B$34]" office:value-type="float" office:value="0.975642760487145" calcext:value-type="float">
            <text:p>0,975642760487145</text:p>
          </table:table-cell>
          <table:table-cell table:style-name="ce2" office:value-type="float" office:value="0.9769" calcext:value-type="float">
            <text:p>0,9769</text:p>
          </table:table-cell>
          <table:table-cell table:style-name="ce1" table:formula="of:=[.D32]/[.D$34]" office:value-type="float" office:value="0.989867261120681" calcext:value-type="float">
            <text:p>0,989867261120681</text:p>
          </table:table-cell>
          <table:table-cell table:style-name="ce3" office:value-type="float" office:value="231" calcext:value-type="float">
            <text:p>231</text:p>
          </table:table-cell>
          <table:table-cell table:style-name="ce1" table:formula="of:=[.F32]/[.F$34]" office:value-type="float" office:value="0.987179487179487" calcext:value-type="float">
            <text:p>0,9871794871794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2:.B32])" office:value-type="float" office:value="0.0739" calcext:value-type="float">
            <text:p>0,0739</text:p>
          </table:table-cell>
          <table:table-cell/>
          <table:table-cell table:formula="of:=MAX([.D2:.D32])" office:value-type="float" office:value="0.9869" calcext:value-type="float">
            <text:p>0,9869</text:p>
          </table:table-cell>
          <table:table-cell/>
          <table:table-cell table:formula="of:=MAX([.F2:.F32])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2])" office:value-type="float" office:value="0.0396" calcext:value-type="float">
            <text:p>0,0396</text:p>
          </table:table-cell>
          <table:table-cell/>
          <table:table-cell table:formula="of:=MIN([.D2:.D32])" office:value-type="float" office:value="0.9766" calcext:value-type="float">
            <text:p>0,9766</text:p>
          </table:table-cell>
          <table:table-cell/>
          <table:table-cell table:formula="of:=MIN([.F2:.F32])" office:value-type="float" office:value="131" calcext:value-type="float">
            <text:p>131</text:p>
          </table:table-cell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next_layer_filter_prop.B2:next_layer_filter_prop.C32 next_layer_filter_prop.E2:next_layer_filter_prop.E32 next_layer_filter_prop.G2:next_layer_filter_prop.G32">
            <calcext:condition calcext:apply-style-name="Bad" calcext:value="=[$next_layer_filter_prop.$B$34]" calcext:base-cell-address="next_layer_filter_prop.B2"/>
            <calcext:condition calcext:apply-style-name="Good" calcext:value="=[$next_layer_filter_prop.$B$36]" calcext:base-cell-address="next_layer_filter_prop.B2"/>
          </calcext:conditional-format>
          <calcext:conditional-format calcext:target-range-address="next_layer_filter_prop.D3:next_layer_filter_prop.D32 next_layer_filter_prop.D2:next_layer_filter_prop.D32">
            <calcext:condition calcext:apply-style-name="Good" calcext:value="=[$next_layer_filter_prop.$D$34]" calcext:base-cell-address="next_layer_filter_prop.D2"/>
            <calcext:condition calcext:apply-style-name="Bad" calcext:value="=$next_layer_filter_prop.$c$36$next_layer_filter_prop.$c$36" calcext:base-cell-address="next_layer_filter_prop.D2"/>
          </calcext:conditional-format>
          <calcext:conditional-format calcext:target-range-address="next_layer_filter_prop.F2:next_layer_filter_prop.F32">
            <calcext:condition calcext:apply-style-name="Bad" calcext:value="=[$next_layer_filter_prop.$F$34]" calcext:base-cell-address="next_layer_filter_prop.F2"/>
            <calcext:condition calcext:apply-style-name="Good" calcext:value="=[$next_layer_filter_prop.$F$36]" calcext:base-cell-address="next_layer_filter_prop.F2"/>
          </calcext:conditional-format>
        </calcext:conditional-formats>
      </table:table>
      <table:table table:name="Planilha2" table:style-name="ta1">
        <table:shapes>
          <draw:frame draw:z-index="0" draw:style-name="gr1" draw:text-style-name="P1" svg:width="39.29cm" svg:height="22.1cm" svg:x="0cm" svg:y="0.001cm">
            <draw:object draw:notify-on-update-of-ranges="next_layer_filter_prop.A2:next_layer_filter_prop.A32 next_layer_filter_prop.B1:next_layer_filter_prop.B1 next_layer_filter_prop.B2:next_layer_filter_prop.B32 next_layer_filter_prop.A2:next_layer_filter_prop.A32 next_layer_filter_prop.D1:next_layer_filter_prop.D1 next_layer_filter_prop.D2:next_layer_filter_prop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43.369cm" svg:height="24.394cm" svg:x="0cm" svg:y="0cm">
            <draw:object draw:notify-on-update-of-ranges="next_layer_filter_prop.A2:next_layer_filter_prop.A32 next_layer_filter_prop.F2:next_layer_filter_prop.F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4" table:style-name="ta1">
        <table:shapes>
          <draw:frame draw:z-index="0" draw:style-name="gr1" draw:text-style-name="P1" svg:width="41.768cm" svg:height="23.493cm" svg:x="0.001cm" svg:y="0.001cm">
            <draw:object draw:notify-on-update-of-ranges="next_layer_filter_prop.A2:next_layer_filter_prop.A32 next_layer_filter_prop.E2:next_layer_filter_prop.E32 next_layer_filter_prop.A2:next_layer_filter_prop.A32 next_layer_filter_prop.C2:next_layer_filter_prop.C32 next_layer_filter_prop.A2:next_layer_filter_prop.A32 next_layer_filter_prop.G2:next_layer_filter_prop.G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5:39:28.8734215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5:47:18.068359870</dc:date>
    <meta:editing-duration>PT23M10S</meta:editing-duration>
    <meta:editing-cycles>5</meta:editing-cycles>
    <meta:generator>LibreOffice/6.4.6.2$Linux_X86_64 LibreOffice_project/40$Build-2</meta:generator>
    <meta:document-statistic meta:table-count="4" meta:cell-count="2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91cm" svg:height="22.101cm" xlink:href=".." xlink:type="simple" chart:class="chart:scatter" chart:style-name="ch1">
        <chart:legend chart:legend-position="end" svg:x="36.649cm" svg:y="10.475cm" style:legend-expansion="high" chart:style-name="ch2"/>
        <chart:plot-area chart:style-name="ch3" table:cell-range-address="next_layer_filter_prop.A2:next_layer_filter_prop.B32 next_layer_filter_prop.B1:next_layer_filter_prop.B1 next_layer_filter_prop.D1:next_layer_filter_prop.D32" chart:data-source-has-labels="row" svg:x="0.785cm" svg:y="0.442cm" svg:width="35.079cm" svg:height="21.217cm">
          <chartooo:coordinate-region svg:x="1.544cm" svg:y="0.656cm" svg:width="34.064cm" svg:height="20.3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xt_layer_filter_prop.B2:next_layer_filter_prop.B32" chart:label-cell-address="next_layer_filter_prop.B1:next_layer_filter_prop.B1" chart:class="chart:scatter">
            <chart:domain table:cell-range-address="next_layer_filter_prop.A2:next_layer_filter_prop.A32"/>
            <chart:data-point chart:repeated="31"/>
          </chart:series>
          <chart:series chart:style-name="ch7" chart:values-cell-range-address="next_layer_filter_prop.D2:next_layer_filter_prop.D32" chart:label-cell-address="next_layer_filter_prop.D1:next_layer_filter_prop.D1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erro</text:p>
                <draw:g>
                  <svg:desc>next_layer_filter_prop.B1:next_layer_filter_prop.B1</svg:desc>
                </draw:g>
              </table:table-cell>
              <table:table-cell office:value-type="string">
                <text:p>tx_accu</text:p>
                <draw:g>
                  <svg:desc>next_layer_filter_prop.D1:next_layer_filter_pro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ext_layer_filter_prop.A2:next_layer_filter_prop.A32</svg:desc>
                </draw:g>
              </table:table-cell>
              <table:table-cell office:value-type="float" office:value="0.0516">
                <text:p>0.0516</text:p>
                <draw:g>
                  <svg:desc>next_layer_filter_prop.B2:next_layer_filter_prop.B32</svg:desc>
                </draw:g>
              </table:table-cell>
              <table:table-cell office:value-type="float" office:value="0.9842">
                <text:p>0.9842</text:p>
                <draw:g>
                  <svg:desc>next_layer_filter_prop.D2:next_layer_filter_prop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057">
                <text:p>0.057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0543">
                <text:p>0.0543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0629">
                <text:p>0.0629</text:p>
              </table:table-cell>
              <table:table-cell office:value-type="float" office:value="0.9819">
                <text:p>0.9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0473">
                <text:p>0.0473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0529">
                <text:p>0.0529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.0543">
                <text:p>0.0543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0605">
                <text:p>0.0605</text:p>
              </table:table-cell>
              <table:table-cell office:value-type="float" office:value="0.9818">
                <text:p>0.9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0559">
                <text:p>0.0559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0.0451">
                <text:p>0.0451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585">
                <text:p>0.0585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0.0563">
                <text:p>0.0563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0.0491">
                <text:p>0.049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0.0681">
                <text:p>0.0681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0.0396">
                <text:p>0.0396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0.069">
                <text:p>0.069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0.0545">
                <text:p>0.0545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051">
                <text:p>0.051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0554">
                <text:p>0.0554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0.0739">
                <text:p>0.0739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0568">
                <text:p>0.0568</text:p>
              </table:table-cell>
              <table:table-cell office:value-type="float" office:value="0.9829">
                <text:p>0.9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0.0494">
                <text:p>0.0494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0.0435">
                <text:p>0.0435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051">
                <text:p>0.051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0.0528">
                <text:p>0.0528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0.0532">
                <text:p>0.0532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0.049">
                <text:p>0.049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0.0564">
                <text:p>0.0564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0.0498">
                <text:p>0.0498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0.0545">
                <text:p>0.0545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0721">
                <text:p>0.0721</text:p>
              </table:table-cell>
              <table:table-cell office:value-type="float" office:value="0.9769">
                <text:p>0.9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Long_20_Dash" svg:stroke-width="0.1cm" svg:stroke-color="#e8a202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37cm" svg:height="24.395cm" xlink:href=".." xlink:type="simple" chart:class="chart:scatter" chart:style-name="ch1">
        <chart:legend chart:legend-position="end" svg:x="38.573cm" svg:y="11.622cm" style:legend-expansion="high" chart:style-name="ch2"/>
        <chart:plot-area chart:style-name="ch3" table:cell-range-address="next_layer_filter_prop.A2:next_layer_filter_prop.A32 next_layer_filter_prop.F2:next_layer_filter_prop.F32" chart:data-source-has-labels="row" svg:x="0.867cm" svg:y="0.487cm" svg:width="36.839cm" svg:height="23.421cm">
          <chartooo:coordinate-region svg:x="1.711cm" svg:y="0.701cm" svg:width="35.739cm" svg:height="22.5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xt_layer_filter_prop.F2:next_layer_filter_prop.F32" loext:label-string="erro" chart:class="chart:scatter">
            <chart:domain table:cell-range-address="next_layer_filter_prop.A2:next_layer_filter_prop.A32"/>
            <chart:regression-curve chart:style-name="ch7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ext_layer_filter_prop.A2:next_layer_filter_prop.A32</svg:desc>
                </draw:g>
              </table:table-cell>
              <table:table-cell office:value-type="float" office:value="158">
                <text:p>158</text:p>
                <draw:g>
                  <svg:desc>next_layer_filter_prop.F2:next_layer_filter_prop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1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5cm" svg:stroke-color="#236c20" draw:fill-color="#236c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5cm" svg:stroke-color="#e8a202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5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769cm" svg:height="23.494cm" xlink:href=".." xlink:type="simple" chart:class="chart:scatter" chart:style-name="ch1">
        <chart:title svg:x="12.527cm" svg:y="0.396cm" chart:style-name="ch2">
          <text:p>Variando Prop. do Número de Filtro demais Camadas</text:p>
        </chart:title>
        <chart:subtitle svg:x="16.985cm" svg:y="2.247cm" chart:style-name="ch3">
          <text:p>CNN com 2 camadas, normalizada</text:p>
        </chart:subtitle>
        <chart:legend chart:legend-position="end" svg:x="39.018cm" svg:y="10.783cm" style:legend-expansion="high" chart:style-name="ch4"/>
        <chart:plot-area chart:style-name="ch5" table:cell-range-address="next_layer_filter_prop.A2:next_layer_filter_prop.A32 next_layer_filter_prop.E2:next_layer_filter_prop.E32 next_layer_filter_prop.C2:next_layer_filter_prop.C32 next_layer_filter_prop.G2:next_layer_filter_prop.G32" chart:data-source-has-labels="row" svg:x="2.076cm" svg:y="3.661cm" svg:width="36.107cm" svg:height="18.153cm">
          <chartooo:coordinate-region svg:x="2.835cm" svg:y="3.875cm" svg:width="35.247cm" svg:height="17.265cm"/>
          <chart:axis chart:dimension="x" chart:name="primary-x" chart:style-name="ch6">
            <chart:title svg:x="16.779cm" svg:y="22.283cm" chart:style-name="ch7">
              <text:p>Proporções do Núm. de Filtros</text:p>
            </chart:title>
          </chart:axis>
          <chart:axis chart:dimension="y" chart:name="primary-y" chart:style-name="ch8">
            <chart:title svg:x="0.451cm" svg:y="13.265cm" chart:style-name="ch9">
              <text:p>Taxa</text:p>
            </chart:title>
            <chart:grid chart:style-name="ch10" chart:class="major"/>
          </chart:axis>
          <chart:series chart:style-name="ch11" chart:values-cell-range-address="next_layer_filter_prop.E2:next_layer_filter_prop.E32" loext:label-string="tx_acc" chart:class="chart:scatter">
            <chart:domain table:cell-range-address="next_layer_filter_prop.A2:next_layer_filter_prop.A32"/>
            <chart:data-point chart:repeated="31"/>
          </chart:series>
          <chart:series chart:style-name="ch12" chart:values-cell-range-address="next_layer_filter_prop.C2:next_layer_filter_prop.C32" loext:label-string="tx_erro" chart:class="chart:scatter">
            <chart:data-point chart:repeated="31"/>
          </chart:series>
          <chart:series chart:style-name="ch13" chart:values-cell-range-address="next_layer_filter_prop.G2:next_layer_filter_prop.G32" loext:label-string="erro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x_acc</text:p>
              </table:table-cell>
              <table:table-cell office:value-type="string">
                <text:p>tx_erro</text:p>
              </table:table-cell>
              <table:table-cell office:value-type="string">
                <text:p>er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ext_layer_filter_prop.A2:next_layer_filter_prop.A32</svg:desc>
                </draw:g>
              </table:table-cell>
              <table:table-cell office:value-type="float" office:value="0.997264160502584">
                <text:p>0.997264160502584</text:p>
                <draw:g>
                  <svg:desc>next_layer_filter_prop.E2:next_layer_filter_prop.E32</svg:desc>
                </draw:g>
              </table:table-cell>
              <table:table-cell office:value-type="float" office:value="0.698240866035183">
                <text:p>0.698240866035183</text:p>
                <draw:g>
                  <svg:desc>next_layer_filter_prop.C2:next_layer_filter_prop.C32</svg:desc>
                </draw:g>
              </table:table-cell>
              <table:table-cell office:value-type="float" office:value="0.675213675213675">
                <text:p>0.675213675213675</text:p>
                <draw:g>
                  <svg:desc>next_layer_filter_prop.G2:next_layer_filter_prop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995034957949134">
                <text:p>0.995034957949134</text:p>
              </table:table-cell>
              <table:table-cell office:value-type="float" office:value="0.771312584573748">
                <text:p>0.77131258457374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997365487891377">
                <text:p>0.997365487891377</text:p>
              </table:table-cell>
              <table:table-cell office:value-type="float" office:value="0.734776725304466">
                <text:p>0.734776725304466</text:p>
              </table:table-cell>
              <table:table-cell office:value-type="float" office:value="0.670940170940171">
                <text:p>0.67094017094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99493363056034">
                <text:p>0.99493363056034</text:p>
              </table:table-cell>
              <table:table-cell office:value-type="float" office:value="0.851150202976996">
                <text:p>0.851150202976996</text:p>
              </table:table-cell>
              <table:table-cell office:value-type="float" office:value="0.773504273504274">
                <text:p>0.773504273504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996554868781031">
                <text:p>0.996554868781031</text:p>
              </table:table-cell>
              <table:table-cell office:value-type="float" office:value="0.640054127198917">
                <text:p>0.640054127198917</text:p>
              </table:table-cell>
              <table:table-cell office:value-type="float" office:value="0.705128205128205">
                <text:p>0.705128205128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95845577059479">
                <text:p>0.995845577059479</text:p>
              </table:table-cell>
              <table:table-cell office:value-type="float" office:value="0.715832205683356">
                <text:p>0.715832205683356</text:p>
              </table:table-cell>
              <table:table-cell office:value-type="float" office:value="0.735042735042735">
                <text:p>0.7350427350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.995744249670686">
                <text:p>0.995744249670686</text:p>
              </table:table-cell>
              <table:table-cell office:value-type="float" office:value="0.734776725304466">
                <text:p>0.734776725304466</text:p>
              </table:table-cell>
              <table:table-cell office:value-type="float" office:value="0.739316239316239">
                <text:p>0.739316239316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994832303171547">
                <text:p>0.994832303171547</text:p>
              </table:table-cell>
              <table:table-cell office:value-type="float" office:value="0.818673883626522">
                <text:p>0.81867388362652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995338940115513">
                <text:p>0.995338940115513</text:p>
              </table:table-cell>
              <table:table-cell office:value-type="float" office:value="0.756427604871448">
                <text:p>0.756427604871448</text:p>
              </table:table-cell>
              <table:table-cell office:value-type="float" office:value="0.756410256410256">
                <text:p>0.756410256410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0.998074779612929">
                <text:p>0.998074779612929</text:p>
              </table:table-cell>
              <table:table-cell office:value-type="float" office:value="0.610284167794317">
                <text:p>0.610284167794317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95744249670686">
                <text:p>0.995744249670686</text:p>
              </table:table-cell>
              <table:table-cell office:value-type="float" office:value="0.791610284167794">
                <text:p>0.791610284167794</text:p>
              </table:table-cell>
              <table:table-cell office:value-type="float" office:value="0.739316239316239">
                <text:p>0.739316239316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0.996250886614652">
                <text:p>0.996250886614652</text:p>
              </table:table-cell>
              <table:table-cell office:value-type="float" office:value="0.761840324763194">
                <text:p>0.761840324763194</text:p>
              </table:table-cell>
              <table:table-cell office:value-type="float" office:value="0.717948717948718">
                <text:p>0.717948717948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0.999088053500861">
                <text:p>0.999088053500861</text:p>
              </table:table-cell>
              <table:table-cell office:value-type="float" office:value="0.664411366711773">
                <text:p>0.664411366711773</text:p>
              </table:table-cell>
              <table:table-cell office:value-type="float" office:value="0.598290598290598">
                <text:p>0.598290598290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0.993616374506029">
                <text:p>0.993616374506029</text:p>
              </table:table-cell>
              <table:table-cell office:value-type="float" office:value="0.921515561569689">
                <text:p>0.921515561569689</text:p>
              </table:table-cell>
              <table:table-cell office:value-type="float" office:value="0.829059829059829">
                <text:p>0.829059829059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.535859269282815">
                <text:p>0.535859269282815</text:p>
              </table:table-cell>
              <table:table-cell office:value-type="float" office:value="0.55982905982906">
                <text:p>0.55982905982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0.993616374506029">
                <text:p>0.993616374506029</text:p>
              </table:table-cell>
              <table:table-cell office:value-type="float" office:value="0.933694181326116">
                <text:p>0.933694181326116</text:p>
              </table:table-cell>
              <table:table-cell office:value-type="float" office:value="0.829059829059829">
                <text:p>0.829059829059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0.998581416556895">
                <text:p>0.998581416556895</text:p>
              </table:table-cell>
              <table:table-cell office:value-type="float" office:value="0.737483085250338">
                <text:p>0.737483085250338</text:p>
              </table:table-cell>
              <table:table-cell office:value-type="float" office:value="0.61965811965812">
                <text:p>0.61965811965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0.99777079744655">
                <text:p>0.99777079744655</text:p>
              </table:table-cell>
              <table:table-cell office:value-type="float" office:value="0.690121786197564">
                <text:p>0.690121786197564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0.997669470057757">
                <text:p>0.997669470057757</text:p>
              </table:table-cell>
              <table:table-cell office:value-type="float" office:value="0.749661705006766">
                <text:p>0.749661705006766</text:p>
              </table:table-cell>
              <table:table-cell office:value-type="float" office:value="0.658119658119658">
                <text:p>0.658119658119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0.989563278954301">
                <text:p>0.9895632789543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995946904448272">
                <text:p>0.995946904448272</text:p>
              </table:table-cell>
              <table:table-cell office:value-type="float" office:value="0.768606224627875">
                <text:p>0.76860622462787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0.999189380889655">
                <text:p>0.999189380889655</text:p>
              </table:table-cell>
              <table:table-cell office:value-type="float" office:value="0.668470906630582">
                <text:p>0.668470906630582</text:p>
              </table:table-cell>
              <table:table-cell office:value-type="float" office:value="0.594017094017094">
                <text:p>0.594017094017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0.999594690444827">
                <text:p>0.999594690444827</text:p>
              </table:table-cell>
              <table:table-cell office:value-type="float" office:value="0.588633288227334">
                <text:p>0.588633288227334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997568142668963">
                <text:p>0.997568142668963</text:p>
              </table:table-cell>
              <table:table-cell office:value-type="float" office:value="0.690121786197564">
                <text:p>0.690121786197564</text:p>
              </table:table-cell>
              <table:table-cell office:value-type="float" office:value="0.662393162393162">
                <text:p>0.66239316239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0.996149559225859">
                <text:p>0.996149559225859</text:p>
              </table:table-cell>
              <table:table-cell office:value-type="float" office:value="0.714479025710419">
                <text:p>0.714479025710419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0.997162833113791">
                <text:p>0.997162833113791</text:p>
              </table:table-cell>
              <table:table-cell office:value-type="float" office:value="0.719891745602165">
                <text:p>0.719891745602165</text:p>
              </table:table-cell>
              <table:table-cell office:value-type="float" office:value="0.67948717948718">
                <text:p>0.67948717948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0.99746681528017">
                <text:p>0.99746681528017</text:p>
              </table:table-cell>
              <table:table-cell office:value-type="float" office:value="0.663058186738836">
                <text:p>0.6630581867388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0.996858850947411">
                <text:p>0.996858850947411</text:p>
              </table:table-cell>
              <table:table-cell office:value-type="float" office:value="0.76319350473613">
                <text:p>0.7631935047361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0.99746681528017">
                <text:p>0.99746681528017</text:p>
              </table:table-cell>
              <table:table-cell office:value-type="float" office:value="0.673883626522327">
                <text:p>0.67388362652232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0.996250886614652">
                <text:p>0.996250886614652</text:p>
              </table:table-cell>
              <table:table-cell office:value-type="float" office:value="0.737483085250338">
                <text:p>0.737483085250338</text:p>
              </table:table-cell>
              <table:table-cell office:value-type="float" office:value="0.717948717948718">
                <text:p>0.717948717948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989867261120681">
                <text:p>0.989867261120681</text:p>
              </table:table-cell>
              <table:table-cell office:value-type="float" office:value="0.975642760487145">
                <text:p>0.975642760487145</text:p>
              </table:table-cell>
              <table:table-cell office:value-type="float" office:value="0.987179487179487">
                <text:p>0.987179487179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